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3lib is in /usr/bin</text:p>
      <text:p text:style-name="Preformatted_20_Text"/>
      <text:p text:style-name="Preformatted_20_Text">This answer is via Linux command-line: - edit /etc/default/keyboard - make sure it contains this line</text:p>
      <text:p text:style-name="Preformatted_20_Text"/>
      <text:p text:style-name="Preformatted_20_Text">XKBOPTIONS="numpad:microsoft"</text:p>
      <text:p text:style-name="Preformatted_20_Text">----------------------------------------------------</text:p>
      <text:p text:style-name="Preformatted_20_Text">SIGNIFICANT APPLICATION</text:p>
      <text:p text:style-name="Preformatted_20_Text">1. Install Google Chrome</text:p>
      <text:p text:style-name="Preformatted_20_Text">- sudo apt-get install libxss1 libappindicator1 libindicator7</text:p>
      <text:p text:style-name="Preformatted_20_Text">- wget https://dl.google.com/linux/direct/google-chrome-stable_current_amd64.deb</text:p>
      <text:p text:style-name="Preformatted_20_Text">- sudo dpkg -i google-chrome*.deb</text:p>
      <text:p text:style-name="Preformatted_20_Text">- sudo apt-get install libnss3</text:p>
      <text:p text:style-name="Preformatted_20_Text">----------------------------------------------------</text:p>
      <text:p text:style-name="Preformatted_20_Text">2. Install notepadqq</text:p>
      <text:p text:style-name="Preformatted_20_Text">- sudo add-apt-repository ppa:notepadqq-team/notepadqq</text:p>
      <text:p text:style-name="Preformatted_20_Text">- sudo apt-get update</text:p>
      <text:p text:style-name="Preformatted_20_Text">- sudo apt-get install notepadqq</text:p>
      <text:p text:style-name="Preformatted_20_Text">----------------------------------------------------</text:p>
      <text:p text:style-name="Preformatted_20_Text">3. Install gimp</text:p>
      <text:p text:style-name="Preformatted_20_Text">- http://ubuntuhandbook.org/index.php/2015/11/how-to-install-gimp-2-8-16-in-ubuntu-16-04-15-10-14-04/</text:p>
      <text:p text:style-name="Preformatted_20_Text">- sudo add-apt-repository ppa:otto-kesselgulasch/gimp</text:p>
      <text:p text:style-name="Preformatted_20_Text">- sudo apt-get update</text:p>
      <text:p text:style-name="Preformatted_20_Text">- sudo apt-get install gimp</text:p>
      <text:p text:style-name="Preformatted_20_Text"/>
      <text:p text:style-name="Preformatted_20_Text">----- Uninstall -----</text:p>
      <text:p text:style-name="Preformatted_20_Text">- sudo apt-get install ppa-purge</text:p>
      <text:p text:style-name="Preformatted_20_Text">- sudo ppa-purge ppa:otto-kesselgulasch/gimp</text:p>
      <text:p text:style-name="Preformatted_20_Text">----------------------------------------------------</text:p>
      <text:p text:style-name="Preformatted_20_Text">4. Install python:</text:p>
      <text:p text:style-name="Preformatted_20_Text">- sudo apt-get install python3.5</text:p>
      <text:p text:style-name="Preformatted_20_Text">- alias python=python3</text:p>
      <text:p text:style-name="Preformatted_20_Text">----------------------------------------------------</text:p>
      <text:p text:style-name="Preformatted_20_Text">5. Install pip:</text:p>
      <text:p text:style-name="Preformatted_20_Text">- sudo apt install python3-pip</text:p>
      <text:p text:style-name="Preformatted_20_Text">- pip3 install -U pip</text:p>
      <text:p text:style-name="Preformatted_20_Text"/>
      <text:p text:style-name="Preformatted_20_Text">- sudo apt-get --purge autoremove python3-pip</text:p>
      <text:p text:style-name="Preformatted_20_Text">(There is something wrong when installing pip3, ignore this and work on pip)</text:p>
      <text:p text:style-name="Preformatted_20_Text">----------------------------------------------------</text:p>
      <text:p text:style-name="Preformatted_20_Text">6. Install virtualenv</text:p>
      <text:p text:style-name="Preformatted_20_Text">- pip3 install virtualenv</text:p>
      <text:p text:style-name="Preformatted_20_Text">- virtualenv -p /usr/bin/python3.5 [project_name]</text:p>
      <text:p text:style-name="Preformatted_20_Text">----------------------------------------------------</text:p>
      <text:p text:style-name="Preformatted_20_Text">7. Install pycharm</text:p>
      <text:p text:style-name="Preformatted_20_Text">- sudo add-apt-repository ppa:mystic-mirage/pycharm</text:p>
      <text:p text:style-name="Preformatted_20_Text">- sudo apt update</text:p>
      <text:p text:style-name="Preformatted_20_Text">- sudo apt-get install pycharm</text:p>
      <text:p text:style-name="Preformatted_20_Text">- sudo apt-get install pycharm-community</text:p>
      <text:p text:style-name="Preformatted_20_Text">- sudo apt remove pycharm pycharm-community &amp;&amp; sudo apt autoremove</text:p>
      <text:p text:style-name="Preformatted_20_Text"/>
      <text:p text:style-name="Preformatted_20_Text">----- Crack -----</text:p>
      <text:p text:style-name="Preformatted_20_Text">- https://discharge.be/pycharm-2016-2-2016-3-license-server/</text:p>
      <text:p text:style-name="Preformatted_20_Text">- http://jetbrains.tencent.click</text:p>
      <text:p text:style-name="Preformatted_20_Text">- http://172.245.22.235:1017</text:p>
      <text:p text:style-name="Preformatted_20_Text">- http://idea.imsxm.com/</text:p>
      <text:p text:style-name="Preformatted_20_Text">- http://mcpmcc.com:1017</text:p>
      <text:p text:style-name="Preformatted_20_Text">----------------------------------------------------</text:p>
      <text:p text:style-name="Preformatted_20_Text">8. Install mysql</text:p>
      <text:p text:style-name="Preformatted_20_Text">- sudo apt-get install mysql-server</text:p>
      <text:p text:style-name="Preformatted_20_Text">----------------------------------------------------</text:p>
      <text:p text:style-name="Preformatted_20_Text">9. Install redis</text:p>
      <text:p text:style-name="Preformatted_20_Text">- sudo apt-get install redis-server</text:p>
      <text:p text:style-name="Preformatted_20_Text"><text:soft-page-break/>----------------------------------------------------</text:p>
      <text:p text:style-name="Preformatted_20_Text">10. Install nginx</text:p>
      <text:p text:style-name="Preformatted_20_Text">- sudo apt-get install nginx</text:p>
      <text:p text:style-name="Preformatted_20_Text">----------------------------------------------------</text:p>
      <text:p text:style-name="Preformatted_20_Text">11. Install arangodb</text:p>
      <text:p text:style-name="Preformatted_20_Text">- sudo wget https://www.arangodb.com/repositories/arangodb3/xUbuntu_16.04/Release.key; sudo apt-key add Release.key; sudo apt install software-properties-common; sudo apt-add-repository 'deb https://www.arangodb.com/repositories/arangodb3/xUbuntu_16.04/ /'; sudo apt-get update; sudo apt-get install arangodb3;</text:p>
      <text:p text:style-name="Preformatted_20_Text">- sudo wget https://www.arangodb.com/repositories/arangodb3/xUbuntu_14.04/Release.key; sudo apt-key add Release.key; sudo apt-add-repository 'deb https://www.arangodb.com/repositories/arangodb3/xUbuntu_14.04/ /'; sudo apt-get update; sudo apt-get install arangodb3;</text:p>
      <text:p text:style-name="Preformatted_20_Text">- arangosh --server.password abc@123 --javascript.execute arangodb_config.js rvportal_db rvportal_graph reactivuser abc@123</text:p>
      <text:p text:style-name="Preformatted_20_Text">arangodump --server.endpoint tcp://127.0.0.1:8529 --server.username root --server.password abc@123 --server.database rvportal_db --output-directory "dump" <text:s/></text:p>
      <text:p text:style-name="Preformatted_20_Text">arangorestore --server.endpoint tcp://127.0.0.1:8529 --server.username root --server.password abc@123 --server.database rvportal_db <text:s/>--create-database true --input-directory "dump"</text:p>
      <text:p text:style-name="Preformatted_20_Text">----------------------------------------------------</text:p>
      <text:p text:style-name="Preformatted_20_Text">12. Install git</text:p>
      <text:p text:style-name="Preformatted_20_Text">- sudo apt-get install git</text:p>
      <text:p text:style-name="Preformatted_20_Text">----- Install key -----</text:p>
      <text:p text:style-name="Preformatted_20_Text">- http://blog.appconus.com/2015/08/06/tao-ssh-key-va-su-dung-ssh-key-trong-git/</text:p>
      <text:p text:style-name="Preformatted_20_Text">- ls -al ~/.ssh</text:p>
      <text:p text:style-name="Preformatted_20_Text">- ssh-keygen -t rsa -b 4096 -C "email_cua_ban@example.com"</text:p>
      <text:p text:style-name="Preformatted_20_Text">- eval `ssh-agent -s`</text:p>
      <text:p text:style-name="Preformatted_20_Text">- ssh-add ~/.ssh/id_rsa</text:p>
      <text:p text:style-name="Preformatted_20_Text">- http://blog.appconus.com/2015/08/07/git-cho-nguoi-moi-bat-dau/</text:p>
      <text:p text:style-name="Preformatted_20_Text">- https://coderwall.com/p/fczfzq/git-checkout-remote-branch</text:p>
      <text:p text:style-name="Preformatted_20_Text">- git grep '&lt;&lt;&lt;&lt;&lt;&lt;&lt; HEAD'</text:p>
      <text:p text:style-name="Preformatted_20_Text">- git branch -d branch_name</text:p>
      <text:p text:style-name="Preformatted_20_Text">----------------------------------------------------</text:p>
      <text:p text:style-name="Preformatted_20_Text">13. Install mysql management tool:</text:p>
      <text:p text:style-name="Preformatted_20_Text">- mysql workbrech</text:p>
      <text:p text:style-name="Preformatted_20_Text"><text:tab/>+ sudo apt-get install mysql-workbench</text:p>
      <text:p text:style-name="Preformatted_20_Text"><text:tab/>+ root@ubuntu:/etc/mysql# cd ~haota/.mysql/workbench/ -&gt; clear cache</text:p>
      <text:p text:style-name="Preformatted_20_Text">- phpmyadmin</text:p>
      <text:p text:style-name="Preformatted_20_Text"><text:tab/>+ sudo apt-get install phpmyadmin</text:p>
      <text:p text:style-name="Preformatted_20_Text">- fix bug mysql-client</text:p>
      <text:p text:style-name="Preformatted_20_Text"><text:tab/>+ apt-get install build-essential libffi-dev python3.6-dev libmysqlclient-dev</text:p>
      <text:p text:style-name="Preformatted_20_Text"><text:tab/>+ apt-get install -y libmemcached-dev zlib1g-dev build-essential</text:p>
      <text:p text:style-name="Preformatted_20_Text"><text:tab/>+ apt-get install libxml2-dev libxmlsec1-dev libxmlsec1-openssl</text:p>
      <text:p text:style-name="Preformatted_20_Text">----------------------------------------------------</text:p>
      <text:p text:style-name="Preformatted_20_Text">14. Install redis management tool:</text:p>
      <text:p text:style-name="Preformatted_20_Text">- http://docs.redisdesktop.com/en/latest/install/#build-from-source</text:p>
      <text:p text:style-name="Preformatted_20_Text">- git clone --recursive https://github.com/uglide/RedisDesktopManager.git -b 0.8.0 rdm &amp;&amp; cd ./rdm</text:p>
      <text:p text:style-name="Preformatted_20_Text">- cd src/</text:p>
      <text:p text:style-name="Preformatted_20_Text">- ./configure</text:p>
      <text:p text:style-name="Preformatted_20_Text">- source /opt/qt56/bin/qt56-env.sh &amp;&amp; qmake &amp;&amp; make &amp;&amp; sudo make install</text:p>
      <text:p text:style-name="Preformatted_20_Text">- cd /usr/share/redis-desktop-manager/bin</text:p>
      <text:p text:style-name="Preformatted_20_Text">- sudo mv qt.conf qt.backuppy</text:p>
      <text:p text:style-name="Preformatted_20_Text"/>
      <text:p text:style-name="Preformatted_20_Text">sudo apt-get install build-essential libssl-dev</text:p>
      <text:p text:style-name="Preformatted_20_Text">wget http://download.redis.io/releases/redis-6.2.5.tar.gz</text:p>
      <text:p text:style-name="Preformatted_20_Text">tar xvzf redis-6.2.5.tar.gz</text:p>
      <text:p text:style-name="Preformatted_20_Text">cd redis-6.2.5</text:p>
      <text:p text:style-name="Preformatted_20_Text">make</text:p>
      <text:p text:style-name="Preformatted_20_Text"><text:soft-page-break/>sudo make install</text:p>
      <text:p text:style-name="Preformatted_20_Text"/>
      <text:p text:style-name="Preformatted_20_Text"/>
      <text:p text:style-name="Preformatted_20_Text">----------------------------------------------------</text:p>
      <text:p text:style-name="Preformatted_20_Text">15. Install nodejs</text:p>
      <text:p text:style-name="Preformatted_20_Text">- wget -qO- https://deb.nodesource.com/setup_8.x | sudo bash -</text:p>
      <text:p text:style-name="Preformatted_20_Text">- sudo apt-get install nodejs</text:p>
      <text:p text:style-name="Preformatted_20_Text">- sudo apt-get install nodejs-legacy</text:p>
      <text:p text:style-name="Preformatted_20_Text">(npm is attached in node)</text:p>
      <text:p text:style-name="Preformatted_20_Text">----------------------------------------------------</text:p>
      <text:p text:style-name="Preformatted_20_Text">16. Install npm</text:p>
      <text:p text:style-name="Preformatted_20_Text">- sudo npm install npm@latest -g</text:p>
      <text:p text:style-name="Preformatted_20_Text">- sudo apt-get install np</text:p>
      <text:p text:style-name="Preformatted_20_Text">----------------------------------------------------</text:p>
      <text:p text:style-name="Preformatted_20_Text">17. Install memcache</text:p>
      <text:p text:style-name="Preformatted_20_Text">- sudo apt-get install memcached</text:p>
      <text:p text:style-name="Preformatted_20_Text">- https://www.digitalocean.com/community/tutorials/how-to-install-and-secure-memcached-on-ubuntu-16-04</text:p>
      <text:p text:style-name="Preformatted_20_Text">- check alive: sudo netstat -nap | grep memcached</text:p>
      <text:p text:style-name="Preformatted_20_Text">- flush content: echo 'flush_all' | nc localhost 11211 </text:p>
      <text:p text:style-name="Preformatted_20_Text">----------------------------------------------------</text:p>
      <text:p text:style-name="Preformatted_20_Text">18. Install stunnel:</text:p>
      <text:p text:style-name="Preformatted_20_Text"><text:tab/>1. Document:</text:p>
      <text:p text:style-name="Preformatted_20_Text"><text:tab/><text:tab/>https://isotoma.com/blog/2012/07/17/running-a-django-dev-instance-over-https/</text:p>
      <text:p text:style-name="Preformatted_20_Text"><text:tab/>2. Install:</text:p>
      <text:p text:style-name="Preformatted_20_Text"><text:tab/><text:tab/>install stunnel</text:p>
      <text:p text:style-name="Preformatted_20_Text"><text:tab/>3. Gen key:</text:p>
      <text:p text:style-name="Preformatted_20_Text"><text:tab/><text:tab/>openssl req -x509 -nodes -newkey rsa:4096 -keyout cert.pem -out cert.pem -days 365</text:p>
      <text:p text:style-name="Preformatted_20_Text"><text:tab/>4. Run:</text:p>
      <text:p text:style-name="Preformatted_20_Text"><text:tab/><text:tab/>stunnel4 dev_https</text:p>
      <text:p text:style-name="Preformatted_20_Text"><text:tab/>dev_https:</text:p>
      <text:p text:style-name="Preformatted_20_Text"><text:tab/>pid=</text:p>
      <text:p text:style-name="Preformatted_20_Text"><text:tab/>cert = /home/ubuntu/stunnel/cert.pem</text:p>
      <text:p text:style-name="Preformatted_20_Text"><text:tab/>foreground=yes</text:p>
      <text:p text:style-name="Preformatted_20_Text"><text:tab/>debug = 7</text:p>
      <text:p text:style-name="Preformatted_20_Text"/>
      <text:p text:style-name="Preformatted_20_Text"><text:tab/>[https]</text:p>
      <text:p text:style-name="Preformatted_20_Text"><text:tab/>accept=8999</text:p>
      <text:p text:style-name="Preformatted_20_Text"><text:tab/>connect=8009</text:p>
      <text:p text:style-name="Preformatted_20_Text"><text:tab/>TIMEOUTclose=1</text:p>
      <text:p text:style-name="Preformatted_20_Text">----------------------------------------------------<text:tab/></text:p>
      <text:p text:style-name="Preformatted_20_Text">19. Install Olivia-UI</text:p>
      <text:p text:style-name="Preformatted_20_Text">- python manage.py compilejsi18n</text:p>
      <text:p text:style-name="Preformatted_20_Text"/>
      <text:p text:style-name="Preformatted_20_Text"/>
      <text:p text:style-name="Preformatted_20_Text">----------------------------------------------------</text:p>
      <text:p text:style-name="P1">cap quyen sudo</text:p>
      <text:p text:style-name="Preformatted_20_Text">pkexec chmod 0440 /etc/sudoers</text:p>
      <text:p text:style-name="Preformatted_20_Text">sudo -s</text:p>
      <text:p text:style-name="Preformatted_20_Text">--------------</text:p>
      <text:p text:style-name="Preformatted_20_Text">chown -R root:root /usr/bin/sudo</text:p>
      <text:p text:style-name="Preformatted_20_Text">chmod -R a=rx,u+ws /usr/bin/sudo</text:p>
      <text:p text:style-name="Preformatted_20_Text">chown -R root:root /usr/lib/sudo/sudoer.so</text:p>
      <text:p text:style-name="Preformatted_20_Text">chmod -R a=rx,u+ws /usr/lib/sudo/sudoer.so</text:p>
      <text:p text:style-name="Preformatted_20_Text">----------------------------------------------------</text:p>
      <text:p text:style-name="Preformatted_20_Text"/>
      <text:p text:style-name="Preformatted_20_Text"/>
      <text:p text:style-name="Preformatted_20_Text"/>
      <text:p text:style-name="P1">cap quyen folder</text:p>
      <text:p text:style-name="Preformatted_20_Text">sudo chown huy:huy -R tenfolder</text:p>
      <text:p text:style-name="Preformatted_20_Text">----------------------------------------------------</text:p>
      <text:p text:style-name="Preformatted_20_Text"/>
      <text:p text:style-name="Preformatted_20_Text"><text:soft-page-break/>cp /home/huy/Desktop/project/olivia-core/src/aicore/settings/sample.config.env /home/huy/Desktop/project/olivia-core/config.env</text:p>
      <text:p text:style-name="Preformatted_20_Text"/>
      <text:p text:style-name="Preformatted_20_Text">----------------------------------------------------</text:p>
      <text:p text:style-name="Preformatted_20_Text">mysql loi~ khi cai dat requirements</text:p>
      <text:p text:style-name="Preformatted_20_Text">apt-get install python3-dev default-libmysqlclient-dev build-essential</text:p>
      <text:p text:style-name="Preformatted_20_Text">----------------------------------------------------</text:p>
      <text:p text:style-name="P1">SQL root</text:p>
      <text:p text:style-name="Preformatted_20_Text">sudo mysql -u root</text:p>
      <text:p text:style-name="Preformatted_20_Text">GRANT ALL PRIVILEGES ON *.* TO 'YOUR_SYSTEM_USER'@'localhost';</text:p>
      <text:p text:style-name="Preformatted_20_Text">FLUSH PRIVILEGES;</text:p>
      <text:p text:style-name="Preformatted_20_Text">----------------------------------------------------</text:p>
      <text:p text:style-name="Preformatted_20_Text">phan quyen docker</text:p>
      <text:p text:style-name="Preformatted_20_Text">chmod 777 /var/run/docker.sock</text:p>
      <text:p text:style-name="Preformatted_20_Text">----------------------------------------------------</text:p>
      <text:p text:style-name="Preformatted_20_Text"/>
      <text:p text:style-name="Preformatted_20_Text"><text:s/>cp /home/huy/Desktop/project/olivia/src/ai/settings/sample.config.env /home/huy/Desktop/project/olivia/config.env</text:p>
      <text:p text:style-name="Preformatted_20_Text">----------------------------------------------------</text:p>
      <text:p text:style-name="Preformatted_20_Text">Test</text:p>
      <text:p text:style-name="Preformatted_20_Text"/>
      <text:p text:style-name="Preformatted_20_Text">pytest --cov=olivia-core tests/</text:p>
      <text:p text:style-name="Preformatted_20_Text">----------------------------------------------------</text:p>
      <text:p text:style-name="Preformatted_20_Text">cai dat ubuntu:</text:p>
      <text:p text:style-name="Preformatted_20_Text">- thiet lap usb boot</text:p>
      <text:p text:style-name="Preformatted_20_Text">- vao bios → thiet lap option → usb boot</text:p>
      <text:p text:style-name="Preformatted_20_Text">enable fastbook vs dickboot</text:p>
      <text:p text:style-name="Preformatted_20_Text">esc → E, xuống dòng linux - cuối dòng thêm nomodeset</text:p>
      <text:p text:style-name="Preformatted_20_Text">chạy và cài đặt</text:p>
      <text:p text:style-name="Preformatted_20_Text">xong </text:p>
      <text:p text:style-name="Preformatted_20_Text">esc → E, xuống dòng linux - cuối dòng thêm nomodeset</text:p>
      <text:p text:style-name="Preformatted_20_Text">→ setup xong</text:p>
      <text:p text:style-name="Preformatted_20_Text"/>
      <text:p text:style-name="Preformatted_20_Text">tải 3 thư mục về 1 folder trong máy</text:p>
      <text:p text:style-name="Preformatted_20_Text">https://drive.google.com/drive/u/0/folders/1awPc1SN1IoAvHozylTt-ekEMO2mIC7rI</text:p>
      <text:p text:style-name="Preformatted_20_Text">sudo dpkg -i *.deb</text:p>
      <text:p text:style-name="Preformatted_20_Text"/>
      <text:p text:style-name="Preformatted_20_Text"><text:s/>sudo kill -9 `sudo lsof -t -i:8000`</text:p>
      <text:p text:style-name="Preformatted_20_Text"/>
      <text:p text:style-name="Preformatted_20_Text">admin@recruiting.ai</text:p>
      <text:p text:style-name="Preformatted_20_Text"/>
      <text:p text:style-name="Preformatted_20_Text">----------------------------------------------------</text:p>
      <text:p text:style-name="Preformatted_20_Text">GIT</text:p>
      <text:p text:style-name="Preformatted_20_Text"/>
      <text:p text:style-name="Preformatted_20_Text">chuyen remote</text:p>
      <text:p text:style-name="Preformatted_20_Text"><text:s/>git remote set-url origin git@github.com:ParadoxAi/olivia-core.git</text:p>
      <text:p text:style-name="Preformatted_20_Text"/>
      <text:p text:style-name="Preformatted_20_Text">--no-verify chỉ khi nào file có 1 mình mình thay đổi</text:p>
      <text:p text:style-name="Preformatted_20_Text">git commit -m "test(OL-40605): get cms care answer categories</text:p>
      <text:p text:style-name="Preformatted_20_Text">" –no-verify</text:p>
      <text:p text:style-name="Preformatted_20_Text">local </text:p>
      <text:p text:style-name="Preformatted_20_Text">git reset <text:s text:c="7"/>xóa commit ra khỏi local</text:p>
      <text:p text:style-name="Preformatted_20_Text"/>
      <text:p text:style-name="Preformatted_20_Text">git commit –amend<text:tab/><text:tab/>update commit cuối</text:p>
      <text:p text:style-name="Preformatted_20_Text">git push -f origin &lt;branch&gt; <text:s/></text:p>
      <text:p text:style-name="Preformatted_20_Text"/>
      <text:p text:style-name="Preformatted_20_Text"/>
      <text:p text:style-name="Preformatted_20_Text">git checkout -b dev/api_testing/OL-40605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7T11:11:22.080542467</dc:date>
    <meta:editing-duration>PT1M3S</meta:editing-duration>
    <meta:editing-cycles>1</meta:editing-cycles>
    <meta:document-statistic meta:table-count="0" meta:image-count="0" meta:object-count="0" meta:page-count="4" meta:paragraph-count="201" meta:word-count="819" meta:character-count="8230" meta:non-whitespace-character-count="7582"/>
    <meta:generator>LibreOffice/6.0.7.3$Linux_X86_64 LibreOffice_project/00m0$Build-3</meta:generator>
  </office:meta>
</office:document-meta>
</file>